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75e4" officeooo:paragraph-rsid="001175e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75e4" officeooo:paragraph-rsid="001175e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1175e4" officeooo:paragraph-rsid="001175e4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1175e4" officeooo:paragraph-rsid="001444bd" style:font-size-asian="20pt" style:font-weight-asian="normal" style:font-size-complex="20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75e4" officeooo:paragraph-rsid="001444bd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nto Lugar</text:span><text:tab/><text:tab/><text:span text:style-name="T3">Mara Lima<text:tab/></text:span><text:span text:style-name="T1">[ 12 ]</text:span></text:p>
      <text:p text:style-name="P3">Teu instrumento eu quero ser</text:p>
      <text:p text:style-name="P3">O teu louvor quero viver</text:p>
      <text:p text:style-name="P3">Me deixe aos teus pés ficar</text:p>
      <text:p text:style-name="P3">Vou sem reservas me entregar</text:p>
      <text:p text:style-name="P3">Te adorar é o meu prazer</text:p>
      <text:p text:style-name="P3"/>
      <text:p text:style-name="P3">A minha voz quero soltar</text:p>
      <text:p text:style-name="P3">As minhas mãos vou levantar</text:p>
      <text:p text:style-name="P3">Quero te dar o meu louvor</text:p>
      <text:p text:style-name="P3">Vou me render a ti, senhor</text:p>
      <text:p text:style-name="P3">Em tua presença eu quero estar</text:p>
      <text:p text:style-name="P3"/>
      <text:p text:style-name="P3">No santo lugar,</text:p>
      <text:p text:style-name="P3">Eu quero entrar no santo lugar,</text:p>
      <text:p text:style-name="P3">Quero me prostrar quero derramar</text:p>
      <text:p text:style-name="P3">Minha adoração no santo lugar... ouoôô</text:p>
      <text:p text:style-name="P3"/>
      <text:p text:style-name="P3">No santo lugar,</text:p>
      <text:p text:style-name="P3">Quero te sentir no santo lugar,</text:p>
      <text:p text:style-name="P3">Quero te servir</text:p>
      <text:p text:style-name="P3">Quero te entregar</text:p>
      <text:p text:style-name="P3">O meu coração</text:p>
      <text:p text:style-name="P3">No santo lugar</text:p>
      <text:p text:style-name="P3"/>
      <text:p text:style-name="P3"/>
      <text:p text:style-name="P5"><text:span text:style-name="T2">Santo Lugar</text:span><text:tab/><text:tab/><text:span text:style-name="T3">Mara Lima<text:tab/></text:span><text:span text:style-name="T1">[ 12 ]</text:span></text:p>
      <text:p text:style-name="P4">Teu instrumento eu quero ser</text:p>
      <text:p text:style-name="P4">O teu louvor quero viver</text:p>
      <text:p text:style-name="P4">Me deixe aos teus pés ficar</text:p>
      <text:p text:style-name="P4">Vou sem reservas me entregar</text:p>
      <text:p text:style-name="P4">Te adorar é o meu prazer</text:p>
      <text:p text:style-name="P4"/>
      <text:p text:style-name="P4">A minha voz quero soltar</text:p>
      <text:p text:style-name="P4">As minhas mãos vou levantar</text:p>
      <text:p text:style-name="P4">Quero te dar o meu louvor</text:p>
      <text:p text:style-name="P4">Vou me render a ti, senhor</text:p>
      <text:p text:style-name="P4">Em tua presença eu quero estar</text:p>
      <text:p text:style-name="P4"/>
      <text:p text:style-name="P4">No santo lugar,</text:p>
      <text:p text:style-name="P4">Eu quero entrar no santo lugar,</text:p>
      <text:p text:style-name="P4">Quero me prostrar quero derramar</text:p>
      <text:p text:style-name="P4">Minha adoração no santo lugar... ouoôô</text:p>
      <text:p text:style-name="P4"/>
      <text:p text:style-name="P4">No santo lugar,</text:p>
      <text:p text:style-name="P4">Quero te sentir no santo lugar,</text:p>
      <text:p text:style-name="P4">Quero te servir</text:p>
      <text:p text:style-name="P4">Quero te entregar</text:p>
      <text:p text:style-name="P4">O meu coração</text:p>
      <text:p text:style-name="P4">No santo lug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3T21:23:35.681003152</dc:date>
    <meta:editing-cycles>12</meta:editing-cycles>
    <meta:editing-duration>PT17M53S</meta:editing-duration>
    <meta:generator>LibreOffice/5.1.4.2$Linux_X86_64 LibreOffice_project/10m0$Build-2</meta:generator>
    <meta:document-statistic meta:table-count="0" meta:image-count="0" meta:object-count="0" meta:page-count="1" meta:paragraph-count="42" meta:word-count="206" meta:character-count="1026" meta:non-whitespace-character-count="860"/>
  </office:meta>
</office:document-meta>
</file>